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707070" style:text-line-through-style="none" style:text-line-through-type="none" fo:letter-spacing="normal" style:text-underline-style="none" style:text-blinking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P7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9" style:family="paragraph" style:parent-style-name="Text_20_body" style:list-style-name="L2">
      <style:paragraph-properties fo:margin-top="0in" fo:margin-bottom="0.1043in" style:contextual-spacing="false" style:line-height-at-least="0.2602in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10" style:family="paragraph" style:parent-style-name="Text_20_body" style:list-style-name="L2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11" style:family="paragraph" style:parent-style-name="Heading_20_1">
      <style:paragraph-properties fo:margin-left="0in" fo:margin-right="0in" fo:margin-top="0in" fo:margin-bottom="0in" style:contextual-spacing="false" style:line-height-at-least="0.7811in" fo:text-indent="0in" style:auto-text-indent="false" fo:padding="0in" fo:border="none"/>
    </style:style>
    <style:style style:name="P12" style:family="paragraph" style:parent-style-name="Heading_20_2">
      <style:paragraph-properties fo:margin-left="0in" fo:margin-right="0in" fo:margin-top="0.3126in" fo:margin-bottom="0in" style:contextual-spacing="false" fo:line-height="150%" fo:text-indent="0in" style:auto-text-indent="false" fo:padding="0in" fo:border="none"/>
      <style:text-properties fo:color="#ff6600" fo:padding="0in" fo:border="none"/>
    </style:style>
    <style:style style:name="P13" style:family="paragraph" style:parent-style-name="Heading_20_2">
      <style:paragraph-properties fo:margin-left="0in" fo:margin-right="0in" fo:margin-top="0.3126in" fo:margin-bottom="0in" style:contextual-spacing="false" fo:line-height="150%" fo:text-indent="0in" style:auto-text-indent="false" fo:padding="0in" fo:border="none"/>
      <style:text-properties fo:font-variant="normal" fo:text-transform="none" fo:color="#ff6600" fo:letter-spacing="normal" fo:padding="0in" fo:border="none"/>
    </style:style>
    <style:style style:name="P14" style:family="paragraph" style:parent-style-name="Horizontal_20_Line">
      <style:paragraph-properties fo:margin-top="0in" fo:margin-bottom="0in" style:contextual-spacing="false" style:line-height-at-least="0.2602in"/>
    </style:style>
    <style:style style:name="P15" style:family="paragraph" style:parent-style-name="Heading_20_3">
      <style:paragraph-properties fo:margin-left="0in" fo:margin-right="0in" fo:margin-top="0.3126in" fo:margin-bottom="0in" style:contextual-spacing="false" fo:line-height="156%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T1" style:family="text">
      <style:text-properties fo:color="#3b73af" style:text-line-through-style="none" style:text-line-through-type="none" style:text-underline-style="none" style:text-blinking="false" style:font-name-asian="kulturista-web" style:font-size-asian="37.5pt" style:font-weight-asian="normal" fo:padding="0in" fo:border="none"/>
    </style:style>
    <style:style style:name="T2" style:family="text">
      <style:text-properties fo:color="#3b73af" style:text-line-through-style="none" style:text-line-through-type="none" style:font-name="kulturista-web" fo:font-size="37.5pt" style:text-underline-style="none" fo:font-weight="normal" style:text-blinking="false" fo:padding="0in" fo:border="none"/>
    </style:style>
    <style:style style:name="T3" style:family="text">
      <style:text-properties fo:color="#006633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707070" style:font-name="Arial" fo:font-size="9pt" fo:letter-spacing="normal" fo:font-style="normal" fo:font-weight="normal" fo:padding="0in" fo:border="none"/>
    </style:style>
    <style:style style:name="T5" style:family="text">
      <style:text-properties fo:font-variant="normal" fo:text-transform="none" fo:color="#707070" style:text-line-through-style="none" style:text-line-through-type="none" style:font-name="Arial" fo:font-size="9pt" fo:letter-spacing="normal" fo:font-style="normal" style:text-underline-style="none" fo:font-weight="normal" style:text-blinking="false" fo:padding="0in" fo:border="none"/>
    </style:style>
    <style:style style:name="T6" style:family="text">
      <style:text-properties fo:font-variant="normal" fo:text-transform="none" fo:color="#707070" style:text-line-through-style="none" style:text-line-through-type="none" fo:letter-spacing="normal" style:text-underline-style="none" style:text-blinking="false" style:font-name-asian="Arial" style:font-size-asian="9pt" style:font-style-asian="normal" style:font-weight-asian="normal" fo:padding="0in" fo:border="none"/>
    </style:style>
    <style:style style:name="T7" style:family="text">
      <style:text-properties fo:font-variant="normal" fo:text-transform="none" fo:color="#707070" fo:letter-spacing="normal" style:font-name-asian="Arial" style:font-size-asian="9pt" style:font-style-asian="normal" style:font-weight-asian="normal" fo:padding="0in" fo:border="none"/>
    </style:style>
    <style:style style:name="T8" style:family="text"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T9" style:family="text"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T10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padding="0in" fo:border="none"/>
    </style:style>
    <style:style style:name="T11" style:family="text">
      <style:text-properties style:font-name="sans-serif" fo:font-size="15pt" fo:font-weight="normal"/>
    </style:style>
    <style:style style:name="T12" style:family="text">
      <style:text-properties style:font-name="sans-serif" fo:font-size="15pt" fo:font-style="normal" fo:font-weight="normal"/>
    </style:style>
    <style:style style:name="T13" style:family="text">
      <style:text-properties style:font-name="sans-serif" fo:font-size="10.5pt" fo:font-style="normal" fo:font-weight="normal"/>
    </style:style>
    <style:style style:name="T14" style:family="text">
      <style:text-properties style:font-name="sans-serif" fo:font-size="12pt" fo:font-style="normal" fo:font-weight="normal"/>
    </style:style>
    <style:style style:name="T15" style:family="text">
      <style:text-properties style:font-name-asian="sans-serif" style:font-size-asian="15pt" style:font-weight-asian="normal"/>
    </style:style>
    <style:style style:name="T16" style:family="text">
      <style:text-properties style:font-name-asian="sans-serif" style:font-size-asian="15pt" style:font-style-asian="normal" style:font-weight-asian="normal"/>
    </style:style>
    <style:style style:name="T17" style:family="text">
      <style:text-properties style:font-name-asian="sans-serif" style:font-size-asian="10.5pt" style:font-style-asian="normal" style:font-weight-asian="normal"/>
    </style:style>
    <style:style style:name="T18" style:family="text">
      <style:text-properties style:font-name-asian="sans-serif" style:font-size-asian="12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-header">
        <text:section text:style-name="Sect1" text:name="title-heading">
          <text:h text:style-name="P11" text:outline-level="1"><text:bookmark text:name="title-text"/><text:a xlink:type="simple" xlink:href="https://conf.umlife.net/pages/viewpage.action?pageId=11305316"><text:span text:style-name="T1">学好 </text:span></text:a><text:a xlink:type="simple" xlink:href="https://conf.umlife.net/pages/viewpage.action?pageId=11305316"><text:span text:style-name="T2">VIM</text:span></text:a><text:a xlink:type="simple" xlink:href="https://conf.umlife.net/pages/viewpage.action?pageId=11305316"><text:span text:style-name="T1">，经验汇总</text:span></text:a></text:h>
        </text:section>
      </text:section>
      <text:section text:style-name="Sect1" text:name="sidebar-container">
        <text:p text:style-name="P1"/>
      </text:section>
      <text:section text:style-name="Sect1" text:name="content">
        <text:p text:style-name="P2"/>
        <text:section text:style-name="Sect1" text:name="action-messages">
          <text:p text:style-name="P2"/>
        </text:section>
        <text:list xml:id="list4569946419337478622" text:style-name="L1">
          <text:list-item>
            <text:p text:style-name="P4"><draw:frame draw:style-name="fr1" draw:name="page-metadata-start" text:anchor-type="char" svg:width="0.0161in" draw:z-index="1"><draw:text-box fo:min-height="0.0161in"><text:p text:style-name="Text_20_body"/></draw:text-box></draw:frame><draw:frame draw:style-name="fr1" draw:name="Frame1" text:anchor-type="char" svg:width="0.0161in" draw:z-index="2"><draw:text-box fo:min-height="0.0161in"><text:p text:style-name="Text_20_body"><text:a xlink:type="simple" xlink:href="https://conf.umlife.net/pages/viewpage.action?pageId=11305316#page-metadata-end"><text:span text:style-name="T3">Skip to end of metadata</text:span></text:a></text:p></draw:text-box></draw:frame><text:bookmark text:name="content-metadata-attachments"/><draw:a xlink:type="simple" xlink:href="https://conf.umlife.net/pages/viewpageattachments.action?pageId=11305316&amp;metadataLink=true"><draw:frame draw:style-name="fr2" draw:name="Image1" text:anchor-type="as-char" svg:width="0.1874in" svg:height="0.1874in" draw:z-index="0"><draw:image xlink:href="https://conf.umlife.net/download/resources/com.atlassian.confluence.plugins.confluence-page-banner:page-banner-resources/images/grey_attach.png" xlink:type="simple" xlink:show="embed" xlink:actuate="onLoad"/></draw:frame></draw:a></text:p>
          </text:list-item>
          <text:list-item>
            <text:p text:style-name="P5"><text:span text:style-name="T4">Added by </text:span><text:a xlink:type="simple" xlink:href="https://conf.umlife.net/display/~ruitao"><text:span text:style-name="T5">Unknown User (ruitao)</text:span></text:a><text:span text:style-name="T4">, last edited by </text:span><text:a xlink:type="simple" xlink:href="https://conf.umlife.net/display/~lijinsheng"><text:span text:style-name="T6">李锦胜</text:span></text:a><text:span text:style-name="T7"> </text:span><text:span text:style-name="T4">on 2014-08-22  (</text:span><text:bookmark text:name="view-change-link"/><text:a xlink:type="simple" xlink:href="https://conf.umlife.net/pages/diffpages.action?pageId=11305316&amp;originalId=19072697"><text:span text:style-name="T5">view change</text:span></text:a><text:span text:style-name="T4">)</text:span></text:p>
          </text:list-item>
        </text:list>
        <text:section text:style-name="Sect1" text:name="main-content">
          <text:h text:style-name="P12" text:outline-level="2"><text:bookmark text:name="id-学好VIM，经验汇总-vim入门"/><text:span text:style-name="T11">vim </text:span><text:span text:style-name="T15">入门</text:span></text:h>
          <text:p text:style-name="P14"/>
          <text:p text:style-name="P6"><draw:frame draw:style-name="fr2" draw:name="Image2" text:anchor-type="as-char" svg:width="0.7862in" svg:height="0.3929in" draw:z-index="3"><draw:image xlink:href="https://conf.umlife.net/download/attachments/11305316/learning_curves.jpg?version=1&amp;modificationDate=1390547719000&amp;api=v2" xlink:type="simple" xlink:show="embed" xlink:actuate="onLoad"/></draw:frame></text:p>
          <text:p text:style-name="P7"><text:span text:style-name="T9">用一个文件就可以入门</text:span><text:span text:style-name="T8">VIM<text:line-break/></text:span><text:a xlink:type="simple" xlink:href="https://gist.github.com/gmccreight/7519289/raw/master.vim"><text:span text:style-name="T10">http://nerds.weddingpartyapp.com/tech/2013/11/17/mastering-vim-in-vim/<text:line-break/>https://gist.github.com/gmccreight/7519289/raw/master.vim</text:span></text:a><text:span text:style-name="T8"> <text:line-break/></text:span><text:a xlink:type="simple" xlink:href="http://screencast.com/t/pUiUrivSRF42"><text:span text:style-name="T10">http://screencast.com/t/pUiUrivSRF42</text:span></text:a></text:p>
          <text:p text:style-name="P6"> </text:p>
          <text:p text:style-name="P6"><text:span text:style-name="T13">Vim </text:span><text:span text:style-name="T17">的一个重要特点是提供了完善的插件扩充机制，如果还木有用到一些好插件的同学，一定要试试 </text:span><text:span text:style-name="T17"><draw:frame draw:style-name="fr2" draw:name="Image3" text:anchor-type="as-char" svg:width="0.7862in" svg:height="0.3929in" draw:z-index="4"><draw:image xlink:href="https://conf.umlife.net/s/en_GB-1988229788/4528/eaa35c45b124c018e6c8bf70a069c3c2f63fd66d.62/_/images/icons/emoticons/smile.png" xlink:type="simple" xlink:show="embed" xlink:actuate="onLoad"/><svg:title>(smile)</svg:title></draw:frame></text:span></text:p>
          <text:list xml:id="list498591375722006569" text:style-name="L2">
            <text:list-item>
              <text:p text:style-name="P8">vundle</text:p>
            </text:list-item>
            <text:list-item>
              <text:p text:style-name="P9">ctrlp</text:p>
            </text:list-item>
            <text:list-item>
              <text:p text:style-name="P9">NERDTree</text:p>
            </text:list-item>
            <text:list-item>
              <text:p text:style-name="P9">neocomplete</text:p>
            </text:list-item>
            <text:list-item>
              <text:p text:style-name="P9">vim-template</text:p>
            </text:list-item>
            <text:list-item>
              <text:p text:style-name="P10">等等，等等等</text:p>
            </text:list-item>
          </text:list>
          <text:h text:style-name="P15" text:outline-level="3"><text:bookmark text:name="id-学好VIM，经验汇总-vim键位图"/><text:span text:style-name="T14">vim </text:span><text:span text:style-name="T18">键位图</text:span></text:h>
          <text:p text:style-name="P6"><draw:frame draw:style-name="fr2" draw:name="Image4" text:anchor-type="as-char" svg:width="0.7862in" svg:height="0.3929in" draw:z-index="5"><draw:image xlink:href="https://conf.umlife.net/download/attachments/11305316/vim-shortcuts.png?version=1&amp;modificationDate=1404808256000&amp;api=v2" xlink:type="simple" xlink:show="embed" xlink:actuate="onLoad"/></draw:frame></text:p>
          <text:h text:style-name="P13" text:outline-level="2"><text:bookmark text:name="id-学好VIM，经验汇总-vim进阶提升"/><text:soft-page-break/><text:span text:style-name="T12">vim</text:span><text:span text:style-name="T16">进阶提升</text:span></text:h>
          <text:p text:style-name="P14"/>
          <text:p text:style-name="P7"><text:span text:style-name="T8">Stackoverflow</text:span><text:span text:style-name="T9">上面最好的</text:span><text:span text:style-name="T8">VIM</text:span><text:span text:style-name="T9">高效率使用最佳实践</text:span><text:a xlink:type="simple" xlink:href="http://stackoverflow.com/questions/1218390/what-is-your-most-productive-shortcut-with-vim/1220118#1220118"><text:span text:style-name="T10"><text:line-break/>http://stackoverflow.com/questions/1218390/what-is-your-most-productive-shortcut-with-vim/1220118#1220118</text:span></text:a></text:p>
          <text:p text:style-name="P7"><text:span text:style-name="T9">各种</text:span><text:span text:style-name="T8">VIM</text:span><text:span text:style-name="T9">奇淫技巧的汇聚地</text:span><text:a xlink:type="simple" xlink:href="http://vim.wikia.com/wiki/Vim_Tips_Wiki"><text:span text:style-name="T10"><text:line-break/>http://vim.wikia.com/wiki/Vim_Tips_Wiki</text:span></text:a></text:p>
          <text:p text:style-name="P7"><text:span text:style-name="T8">VIM</text:span><text:span text:style-name="T9">最好的配置</text:span><text:span text:style-name="T8"><text:line-break/></text:span><text:a xlink:type="simple" xlink:href="https://github.com/spf13/spf13-vim"><text:span text:style-name="T10">https://github.com/spf13/spf13-vim</text:span></text:a></text:p>
        </text:section>
        <text:p text:style-name="P3"><draw:frame draw:style-name="fr1" draw:name="page-metadata-end" text:anchor-type="char" svg:width="0.0161in" draw:z-index="6"><draw:text-box fo:min-height="0.0161in"><text:p text:style-name="Text_20_body"/></draw:text-box></draw:frame><draw:frame draw:style-name="fr1" draw:name="Frame2" text:anchor-type="char" svg:width="0.0161in" draw:z-index="7"><draw:text-box fo:min-height="0.0161in"><text:p text:style-name="Text_20_body"><text:a xlink:type="simple" xlink:href="https://conf.umlife.net/pages/viewpage.action?pageId=11305316#page-metadata-start"><text:span text:style-name="T3">Go to start of metadata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57:45.175941821</meta:creation-date>
    <meta:generator>LibreOffice/4.2.7.2$Linux_X86_64 LibreOffice_project/420m0$Build-2</meta:generator>
    <dc:date>2014-12-03T15:58:06.099749031</dc:date>
    <meta:editing-duration>P0D</meta:editing-duration>
    <meta:editing-cycles>1</meta:editing-cycles>
    <meta:document-statistic meta:table-count="0" meta:image-count="4" meta:object-count="0" meta:page-count="2" meta:paragraph-count="22" meta:word-count="157" meta:character-count="672" meta:non-whitespace-character-count="638"/>
  </office:meta>
</office:document-meta>
</file>